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611" officeooo:paragraph-rsid="001fc611"/>
    </style:style>
    <style:style style:name="P2" style:family="paragraph" style:parent-style-name="Standard">
      <style:text-properties officeooo:rsid="00232a61" officeooo:paragraph-rsid="00232a61"/>
    </style:style>
    <style:style style:name="P3" style:family="paragraph" style:parent-style-name="Standard">
      <style:text-properties officeooo:rsid="0024e6d2" officeooo:paragraph-rsid="0024e6d2"/>
    </style:style>
    <style:style style:name="P4" style:family="paragraph" style:parent-style-name="Standard">
      <style:text-properties officeooo:rsid="00256b51" officeooo:paragraph-rsid="00256b51"/>
    </style:style>
    <style:style style:name="P5" style:family="paragraph" style:parent-style-name="Standard">
      <style:text-properties officeooo:rsid="00262a8f" officeooo:paragraph-rsid="00262a8f"/>
    </style:style>
    <style:style style:name="P6" style:family="paragraph" style:parent-style-name="Standard">
      <style:text-properties officeooo:rsid="00279c99" officeooo:paragraph-rsid="00279c99"/>
    </style:style>
    <style:style style:name="P7" style:family="paragraph" style:parent-style-name="Standard">
      <style:text-properties officeooo:rsid="0028787d" officeooo:paragraph-rsid="0028787d"/>
    </style:style>
    <style:style style:name="P8" style:family="paragraph" style:parent-style-name="Standard">
      <style:text-properties officeooo:rsid="0028787d" officeooo:paragraph-rsid="0028787d"/>
    </style:style>
    <style:style style:name="P9" style:family="paragraph" style:parent-style-name="Standard">
      <style:text-properties officeooo:rsid="0028787d" officeooo:paragraph-rsid="00713fe7"/>
    </style:style>
    <style:style style:name="T1" style:family="text">
      <style:text-properties officeooo:rsid="00262a8f"/>
    </style:style>
    <style:style style:name="T2" style:family="text">
      <style:text-properties officeooo:rsid="00286d58"/>
    </style:style>
    <style:style style:name="T3" style:family="text">
      <style:text-properties officeooo:rsid="0028c4cd"/>
    </style:style>
    <style:style style:name="T4" style:family="text">
      <style:text-properties officeooo:rsid="0029d41c"/>
    </style:style>
    <style:style style:name="T5" style:family="text">
      <style:text-properties officeooo:rsid="002b8d82"/>
    </style:style>
    <style:style style:name="T6" style:family="text">
      <style:text-properties officeooo:rsid="002d729f"/>
    </style:style>
    <style:style style:name="T7" style:family="text">
      <style:text-properties officeooo:rsid="002d9059"/>
    </style:style>
    <style:style style:name="T8" style:family="text">
      <style:text-properties officeooo:rsid="0031e235"/>
    </style:style>
    <style:style style:name="T9" style:family="text">
      <style:text-properties officeooo:rsid="00337f58"/>
    </style:style>
    <style:style style:name="T10" style:family="text">
      <style:text-properties officeooo:rsid="00342c0c"/>
    </style:style>
    <style:style style:name="T11" style:family="text">
      <style:text-properties officeooo:rsid="00356d16"/>
    </style:style>
    <style:style style:name="T12" style:family="text">
      <style:text-properties officeooo:rsid="0038fa92"/>
    </style:style>
    <style:style style:name="T13" style:family="text">
      <style:text-properties officeooo:rsid="00394259"/>
    </style:style>
    <style:style style:name="T14" style:family="text">
      <style:text-properties officeooo:rsid="003b0e57"/>
    </style:style>
    <style:style style:name="T15" style:family="text">
      <style:text-properties officeooo:rsid="003c97bc"/>
    </style:style>
    <style:style style:name="T16" style:family="text">
      <style:text-properties officeooo:rsid="003f181b"/>
    </style:style>
    <style:style style:name="T17" style:family="text">
      <style:text-properties officeooo:rsid="004180ff"/>
    </style:style>
    <style:style style:name="T18" style:family="text">
      <style:text-properties officeooo:rsid="0041c977"/>
    </style:style>
    <style:style style:name="T19" style:family="text">
      <style:text-properties officeooo:rsid="00434f06"/>
    </style:style>
    <style:style style:name="T20" style:family="text">
      <style:text-properties officeooo:rsid="0044f6f5"/>
    </style:style>
    <style:style style:name="T21" style:family="text">
      <style:text-properties officeooo:rsid="0047319b"/>
    </style:style>
    <style:style style:name="T22" style:family="text">
      <style:text-properties officeooo:rsid="004957f7"/>
    </style:style>
    <style:style style:name="T23" style:family="text">
      <style:text-properties officeooo:rsid="004a3da7"/>
    </style:style>
    <style:style style:name="T24" style:family="text">
      <style:text-properties officeooo:rsid="004aaeb0"/>
    </style:style>
    <style:style style:name="T25" style:family="text">
      <style:text-properties officeooo:rsid="004c6759"/>
    </style:style>
    <style:style style:name="T26" style:family="text">
      <style:text-properties officeooo:rsid="004d56e7"/>
    </style:style>
    <style:style style:name="T27" style:family="text">
      <style:text-properties officeooo:rsid="00506445"/>
    </style:style>
    <style:style style:name="T28" style:family="text">
      <style:text-properties officeooo:rsid="0055243a"/>
    </style:style>
    <style:style style:name="T29" style:family="text">
      <style:text-properties officeooo:rsid="00561d62"/>
    </style:style>
    <style:style style:name="T30" style:family="text">
      <style:text-properties officeooo:rsid="00579030"/>
    </style:style>
    <style:style style:name="T31" style:family="text">
      <style:text-properties officeooo:rsid="005a80f1"/>
    </style:style>
    <style:style style:name="T32" style:family="text">
      <style:text-properties officeooo:rsid="005b275e"/>
    </style:style>
    <style:style style:name="T33" style:family="text">
      <style:text-properties officeooo:rsid="005d0fab"/>
    </style:style>
    <style:style style:name="T34" style:family="text">
      <style:text-properties officeooo:rsid="005d71f3"/>
    </style:style>
    <style:style style:name="T35" style:family="text">
      <style:text-properties officeooo:rsid="005ddcf3"/>
    </style:style>
    <style:style style:name="T36" style:family="text">
      <style:text-properties officeooo:rsid="0061737a"/>
    </style:style>
    <style:style style:name="T37" style:family="text">
      <style:text-properties officeooo:rsid="00635a4c"/>
    </style:style>
    <style:style style:name="T38" style:family="text">
      <style:text-properties officeooo:rsid="0064a393"/>
    </style:style>
    <style:style style:name="T39" style:family="text">
      <style:text-properties officeooo:rsid="00694df8"/>
    </style:style>
    <style:style style:name="T40" style:family="text">
      <style:text-properties officeooo:rsid="006a5fb1"/>
    </style:style>
    <style:style style:name="T41" style:family="text">
      <style:text-properties officeooo:rsid="006aea6d"/>
    </style:style>
    <style:style style:name="T42" style:family="text">
      <style:text-properties officeooo:rsid="006c7433"/>
    </style:style>
    <style:style style:name="T43" style:family="text">
      <style:text-properties officeooo:rsid="006fa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-View</text:p>
      <text:p text:style-name="P1"/>
      <text:p text:style-name="P5">Romaceable (18-24 <text:span text:style-name="T35">years</text:span>)</text:p>
      <text:p text:style-name="P3">Fille :</text:p>
      <text:p text:style-name="P2">- Louise --&gt; <text:span text:style-name="T36">Arthur Rimbaud en fille, étudiante brilante, liberté, poèsie, </text:span><text:span text:style-name="T37">conpulsive</text:span></text:p>
      <text:p text:style-name="P2">- <text:s/><text:span text:style-name="T1">Juliette –&gt;</text:span><text:span text:style-name="T38">elle s’intérése par la politique, et les société magique --&gt; inspiré de Juliette Honoré</text:span></text:p>
      <text:p text:style-name="P2">- <text:span text:style-name="T1">Lucie --&gt; </text:span><text:span text:style-name="T39">prisonièré évadé d’askaban, </text:span><text:span text:style-name="T40">elle aime la musique de 60-70, lire, beaucoup lire et les histoire avec du sang</text:span><text:span text:style-name="T39"> --&gt; inspiré du Comte de Monte-Cristo ou des misérable </text:span><text:span text:style-name="T41">+ Daniella.</text:span></text:p>
      <text:p text:style-name="P2">- <text:span text:style-name="T1">Inès --&gt; </text:span><text:span text:style-name="T2">dessin/</text:span><text:span text:style-name="T6">animation/bd, </text:span><text:span text:style-name="T7">froide, seraine </text:span><text:span text:style-name="T18">mais parfois ne tient pas sur place</text:span><text:span text:style-name="T7">, renfe</text:span><text:span text:style-name="T17">r</text:span><text:span text:style-name="T7">mé sur </text:span><text:span text:style-name="T34">elle même --&gt; inspiré d’Inès.</text:span></text:p>
      <text:p text:style-name="P2">- <text:span text:style-name="T1">Alice --&gt; </text:span><text:span text:style-name="T42">Psicologue du village, prodément intéré par l’art de lire la pensée, intélligente --&gt; inspiré de Julie.</text:span></text:p>
      <text:p text:style-name="P2"/>
      <text:p text:style-name="P7"/>
      <text:p text:style-name="P7"/>
      <text:p text:style-name="P2"/>
      <text:p text:style-name="P6">Romanceable</text:p>
      <text:p text:style-name="P4">Garçon :</text:p>
      <text:p text:style-name="P4">- <text:span text:style-name="T2">Arthur --&gt; </text:span><text:span text:style-name="T3">sportif,</text:span><text:span text:style-name="T4">rieur,taquin, </text:span><text:span text:style-name="T5">chalereux, </text:span><text:span text:style-name="T28">passion secrète pour la poèsie</text:span><text:span text:style-name="T5"> – é</text:span><text:span text:style-name="T9">tudie </text:span><text:span text:style-name="T10">a </text:span><text:span text:style-name="T11">semi/distance </text:span><text:span text:style-name="T12">faire partit de la police </text:span><text:span text:style-name="T11"><text:s/></text:span><text:span text:style-name="T12">magique</text:span><text:span text:style-name="T3"> --&gt; inspiration fils de Nico. </text:span></text:p>
      <text:p text:style-name="P4">- <text:span text:style-name="T8">Antoine --&gt; </text:span><text:span text:style-name="T13">légérement intérésé part l’histoire, noble,courgareux, personalité </text:span><text:span text:style-name="T29">très </text:span><text:span text:style-name="T13">marquée – é</text:span><text:span text:style-name="T15">tudie économie dans une université moldlu</text:span><text:span text:style-name="T13">--&gt; </text:span><text:span text:style-name="T14">inspirée de Gaston</text:span></text:p>
      <text:p text:style-name="P4">- <text:span text:style-name="T16">Clément --&gt; intéréssé par les créature </text:span><text:span text:style-name="T19">m</text:span><text:span text:style-name="T16">agique dangeureuse, </text:span><text:span text:style-name="T20">peu sociable, </text:span><text:span text:style-name="T21">se forme au près de son oncle pour les créature magiqu</text:span><text:span text:style-name="T22">e --&gt; inspiré de </text:span><text:span text:style-name="T23">santiago</text:span></text:p>
      <text:p text:style-name="P4">- <text:span text:style-name="T24">Djulian --&gt; </text:span><text:span text:style-name="T25">intéré par la musique et l</text:span><text:span text:style-name="T27">e théatre</text:span><text:span text:style-name="T25">, </text:span><text:span text:style-name="T26">aime faire rigolé, parfois il a l’air de ne pas comprendre, mais au faite si --&gt; inspiré de Djulian.</text:span></text:p>
      <text:p text:style-name="P4">- É<text:span text:style-name="T30">tienne --&gt; </text:span><text:span text:style-name="T31">intérésé par la métha</text:span><text:span text:style-name="T32">mor</text:span><text:span text:style-name="T31">phose et la physique, </text:span><text:span text:style-name="T33">taquin, fiable</text:span><text:span text:style-name="T31"> --&gt; </text:span><text:span text:style-name="T33">inspiré de Yago</text:span></text:p>
      <text:p text:style-name="P4"/>
      <text:p text:style-name="P9">Non-romanceable :</text:p>
      <text:p text:style-name="P9">- Margaux --&gt; dame agée --&gt; <text:span text:style-name="T43">inspiré de la tia Carmen</text:span></text:p>
      <text:p text:style-name="P9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5:37:49.927456617</meta:creation-date>
    <dc:date>2024-10-31T16:43:26.877925366</dc:date>
    <meta:editing-duration>PT5H52M24S</meta:editing-duration>
    <meta:editing-cycles>69</meta:editing-cycles>
    <meta:generator>LibreOffice/24.2.6.2$Linux_X86_64 LibreOffice_project/420$Build-2</meta:generator>
    <meta:document-statistic meta:table-count="0" meta:image-count="0" meta:object-count="0" meta:page-count="1" meta:paragraph-count="18" meta:word-count="257" meta:character-count="1473" meta:non-whitespace-character-count="1248"/>
  </office:meta>
</office:document-meta>
</file>